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842640A41C8BC6F2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3.448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3%"/>
    </style:style>
    <style:style style:name="P3" style:family="paragraph">
      <loext:graphic-properties draw:fill="none" draw:fill-color="#ffffff"/>
      <style:paragraph-properties fo:line-height="113%" style:writing-mode="lr-tb"/>
      <style:text-properties fo:color="#f4f4fc" loext:opacity="100%" style:font-name="Arial1" fo:font-size="14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4f4fc" loext:opacity="100%" style:font-name="Arial1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534cm" svg:height="4.496cm" svg:x="6.233cm" svg:y="3.434cm">
          <draw:image xlink:href="Pictures/10000000000000FA000000842640A41C8BC6F25C.png" xlink:type="simple" xlink:show="embed" xlink:actuate="onLoad" draw:mime-type="image/png">
            <text:p/>
          </draw:image>
        </draw:frame>
        <draw:frame draw:style-name="gr2" draw:text-style-name="P3" draw:layer="layout" svg:width="3.948cm" svg:height="2.759cm" svg:x="10.973cm" svg:y="4.998cm">
          <draw:text-box>
            <text:p text:style-name="P2"><text:span text:style-name="T1">Western and</text:span></text:p>
            <text:p text:style-name="P2"><text:span text:style-name="T1">Central Pacific</text:span></text:p>
            <text:p text:style-name="P2"><text:span text:style-name="T1">Fisheries</text:span></text:p>
            <text:p text:style-name="P2"><text:span text:style-name="T1">Commiss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3cm" fo:margin-bottom="0cm" fo:text-indent="0cm"/>
      <style:text-properties fo:font-size="49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7cm" svg:x="1.941cm" svg:y="2.096cm" presentation:class="title" presentation:placeholder="true">
        <draw:text-box/>
      </draw:frame>
      <draw:frame presentation:style-name="Default-outline1" draw:layer="backgroundobjects" svg:width="17.116cm" svg:height="16.075cm" svg:x="1.941cm" svg:y="7.476cm" presentation:class="outline" presentation:placeholder="true">
        <draw:text-box/>
      </draw:frame>
      <draw:frame presentation:style-name="Mpr1" draw:text-style-name="MP2" draw:layer="backgroundobjects" svg:width="4.431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5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14T17:33:09.450000000</meta:creation-date>
    <dc:date>2022-08-14T18:19:46.439000000</dc:date>
    <meta:editing-duration>PT14M50S</meta:editing-duration>
    <meta:editing-cycles>6</meta:editing-cycles>
    <meta:generator>LibreOffice/7.3.5.2$Windows_X86_64 LibreOffice_project/184fe81b8c8c30d8b5082578aee2fed2ea847c01</meta:generator>
    <meta:document-statistic meta:object-count="25"/>
  </office:meta>
</office:document-meta>
</file>